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ailCommand.addResults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ilCommand.AbstractMail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ilCommand.addResul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ilCommand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ilCommand.get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